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af14e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af14e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5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6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officeooo:rsid="003d0288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5">do text</text:span></text:p><text:p text:style-name="P17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8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5">PW - </text:span>Département des Permis et Autorisations - Direction de <text:span text:style-name="T10">VILLE</text:span></text:p><text:p text:style-name="P3">ADRESSE</text:p><text:p text:style-name="P15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6">sion</text:span> <text:span text:style-name="T5">d'affichage de l'enquête publique</text:span></text:p>
      <text:p text:style-name="P6">de permis intégré</text:p>
      <text:p text:style-name="P4"/>
      <text:p text:style-name="P12"/>
      <text:p text:style-name="P13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6"><text:span text:style-name="T4"><office:annotation><dc:creator>Gauthier Bastien</dc:creator><dc:date>2011-01-13T14:56:41</dc:date><text:p text:style-name="P17"><text:span text:style-name="T15">do text</text:span></text:p><text:p text:style-name="P17"><text:span text:style-name="T15">from document(at=reference, format='odt')</text:span></text:p></office:annotation></text:span><text:span text:style-name="T4">Import depuis reference.odt</text:span></text:p>
      <text:p text:style-name="P11"/>
      <text:p text:style-name="P7"><office:annotation><dc:creator>Gauthier Bastien</dc:creator><dc:date>2011-02-16T16:12:24</dc:date><text:p text:style-name="P17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3">Monsieur le Fonctionnaire Technique</text:span>,</text:p>
      <text:p text:style-name="P7"/>
      <text:p text:style-name="P9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14">de l'annexe 26, affichage de l'enquête publique, réalisée dans le cadre du projet rep</text:span>ris sous rubrique.</text:p>
      <text:p text:style-name="P10"/>
      <text:p text:style-name="P9">Nous vous en souhaitons bonne réception et nous vous prions d'agréer, <text:span text:style-name="T11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7"><text:span text:style-name="T15">do text</text:span></text:p><text:p text:style-name="P17"><text:span text:style-name="T15">from document(at=signatures, format='odt')</text:span></text:p></office:annotation><text:span text:style-name="T1">Import depuis signatures.od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9:25.641492815</dc:date>
    <dc:language>fr-FR</dc:language>
    <meta:editing-cycles>120</meta:editing-cycles>
    <meta:editing-duration>P1DT10H20M36S</meta:editing-duration>
    <dc:creator>bleybaert</dc:creator>
    <meta:document-statistic meta:table-count="0" meta:image-count="0" meta:object-count="0" meta:page-count="1" meta:paragraph-count="17" meta:word-count="141" meta:character-count="1121" meta:non-whitespace-character-count="1019"/>
    <meta:user-defined meta:name="Info 1"/>
    <meta:user-defined meta:name="Info 2"/>
    <meta:user-defined meta:name="Info 3"/>
    <meta:user-defined meta:name="Info 4"/>
  </office:meta>
</office:document-meta>
</file>